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0.401cm" table:align="margins"/>
    </style:style>
    <style:style style:name="Table1.A" style:family="table-column">
      <style:table-column-properties style:column-width="2.406cm" style:rel-column-width="7728*"/>
    </style:style>
    <style:style style:name="Table1.B" style:family="table-column">
      <style:table-column-properties style:column-width="0.496cm" style:rel-column-width="1592*"/>
    </style:style>
    <style:style style:name="Table1.C" style:family="table-column">
      <style:table-column-properties style:column-width="4.796cm" style:rel-column-width="15406*"/>
    </style:style>
    <style:style style:name="Table1.D" style:family="table-column">
      <style:table-column-properties style:column-width="5.708cm" style:rel-column-width="18335*"/>
    </style:style>
    <style:style style:name="Table1.E" style:family="table-column">
      <style:table-column-properties style:column-width="1.588cm" style:rel-column-width="5099*"/>
    </style:style>
    <style:style style:name="Table1.F" style:family="table-column">
      <style:table-column-properties style:column-width="0.513cm" style:rel-column-width="1648*"/>
    </style:style>
    <style:style style:name="Table1.G" style:family="table-column">
      <style:table-column-properties style:column-width="4.897cm" style:rel-column-width="15727*"/>
    </style:style>
    <style:style style:name="Table1.A1" style:family="table-cell">
      <style:table-cell-properties style:vertical-align="middle" fo:padding="0cm" fo:border="none" style:writing-mode="page"/>
    </style:style>
    <style:style style:name="Table1.B1" style:family="table-cell">
      <style:table-cell-properties style:vertical-align="middle" fo:padding="0.097cm" fo:border="none" style:writing-mode="page"/>
    </style:style>
    <style:style style:name="Table1.G1" style:family="table-cell">
      <style:table-cell-properties style:vertical-align="middle" style:writing-mode="page"/>
    </style:style>
    <style:style style:name="Table1.C2" style:family="table-cell">
      <style:table-cell-properties style:vertical-align="middle" fo:padding="0.097cm" fo:border-left="none" fo:border-right="none" fo:border-top="1pt dotted #000000" fo:border-bottom="1pt dotted #000000" style:writing-mode="page"/>
    </style:style>
    <style:style style:name="Table2" style:family="table">
      <style:table-properties style:width="20.398cm" table:align="left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5.773cm"/>
    </style:style>
    <style:style style:name="Table2.C" style:family="table-column">
      <style:table-column-properties style:column-width="2.309cm"/>
    </style:style>
    <style:style style:name="Table2.D" style:family="table-column">
      <style:table-column-properties style:column-width="2.598cm"/>
    </style:style>
    <style:style style:name="Table2.E" style:family="table-column">
      <style:table-column-properties style:column-width="2.067cm"/>
    </style:style>
    <style:style style:name="Table2.F" style:family="table-column">
      <style:table-column-properties style:column-width="1.997cm"/>
    </style:style>
    <style:style style:name="Table2.G" style:family="table-column">
      <style:table-column-properties style:column-width="2.141cm"/>
    </style:style>
    <style:style style:name="Table2.H" style:family="table-column">
      <style:table-column-properties style:column-width="2.454cm"/>
    </style:style>
    <style:style style:name="Table2.1" style:family="table-row">
      <style:table-row-properties style:min-row-height="0.961cm"/>
    </style:style>
    <style:style style:name="Table2.A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Table2.H1" style:family="table-cell">
      <style:table-cell-properties style:vertical-align="middle" fo:padding="0cm" fo:border="0.5pt solid #000000" style:writing-mode="page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3" style:family="table-row">
      <style:table-row-properties style:min-row-height="0.947cm"/>
    </style:style>
    <style:style style:name="Table2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H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A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5" style:family="table-row">
      <style:table-row-properties style:min-row-height="0.85cm"/>
    </style:style>
    <style:style style:name="Table2.6" style:family="table-row">
      <style:table-row-properties style:min-row-height="0.794cm"/>
    </style:style>
    <style:style style:name="Table2.10" style:family="table-row">
      <style:table-row-properties style:min-row-height="0.841cm"/>
    </style:style>
    <style:style style:name="Table2.A11" style:family="table-cell">
      <style:table-cell-properties fo:padding="0.097cm" fo:border="none" style:writing-mode="page"/>
    </style:style>
    <style:style style:name="Table2.B11" style:family="table-cell">
      <style:table-cell-properties fo:padding="0.097cm" fo:border="none" style:writing-mode="page"/>
    </style:style>
    <style:style style:name="Table2.C11" style:family="table-cell">
      <style:table-cell-properties fo:padding="0.097cm" fo:border="none" style:writing-mode="page"/>
    </style:style>
    <style:style style:name="Table2.D11" style:family="table-cell">
      <style:table-cell-properties fo:padding="0.097cm" fo:border="none" style:writing-mode="page"/>
    </style:style>
    <style:style style:name="Table2.E11" style:family="table-cell">
      <style:table-cell-properties fo:padding="0.097cm" fo:border="none" style:writing-mode="page"/>
    </style:style>
    <style:style style:name="Table2.F11" style:family="table-cell">
      <style:table-cell-properties fo:padding="0.097cm" fo:border="none" style:writing-mode="page"/>
    </style:style>
    <style:style style:name="Table3" style:family="table">
      <style:table-properties style:width="20.401cm" table:align="margins"/>
    </style:style>
    <style:style style:name="Table3.A" style:family="table-column">
      <style:table-column-properties style:column-width="2.004cm" style:rel-column-width="6436*"/>
    </style:style>
    <style:style style:name="Table3.B" style:family="table-column">
      <style:table-column-properties style:column-width="4.392cm" style:rel-column-width="14108*"/>
    </style:style>
    <style:style style:name="Table3.C" style:family="table-column">
      <style:table-column-properties style:column-width="7.601cm" style:rel-column-width="24415*"/>
    </style:style>
    <style:style style:name="Table3.D" style:family="table-column">
      <style:table-column-properties style:column-width="2.2cm" style:rel-column-width="7065*"/>
    </style:style>
    <style:style style:name="Table3.E" style:family="table-column">
      <style:table-column-properties style:column-width="4.207cm" style:rel-column-width="13511*"/>
    </style:style>
    <style:style style:name="Table3.A1" style:family="table-cell">
      <style:table-cell-properties style:vertical-align="middle" style:writing-mode="page"/>
    </style:style>
    <style:style style:name="Table3.C1" style:family="table-cell">
      <style:table-cell-properties style:vertical-align="middle" fo:padding="0cm" fo:border="none" style:writing-mode="page"/>
    </style:style>
    <style:style style:name="Table3.B3" style:family="table-cell">
      <style:table-cell-properties style:vertical-align="middle" fo:padding="0.097cm" fo:border-left="none" fo:border-right="none" fo:border-top="1pt dotted #000000" fo:border-bottom="1pt dotted #000000" style:writing-mode="page"/>
    </style:style>
    <style:style style:name="P1" style:family="paragraph" style:parent-style-name="Table_20_Contents">
      <style:paragraph-properties fo:margin-top="0.201cm" fo:margin-bottom="0.201cm" style:contextual-spacing="false" fo:line-height="0.4cm" fo:text-align="center" style:justify-single-word="false"/>
      <style:text-properties style:font-name="Myanmar Text" fo:font-size="12pt" fo:font-weight="bold" officeooo:paragraph-rsid="002fbd8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top="0.201cm" fo:margin-bottom="0.201cm" style:contextual-spacing="false" fo:line-height="0.4cm" fo:text-align="center" style:justify-single-word="false"/>
      <style:text-properties style:font-name="Myanmar Text" fo:font-size="10pt" fo:font-weight="bold" officeooo:paragraph-rsid="002fbd89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Myanmar Text" fo:font-size="8pt" officeooo:paragraph-rsid="00044f69" style:font-size-asian="8pt" style:font-size-complex="8pt"/>
    </style:style>
    <style:style style:name="P4" style:family="paragraph" style:parent-style-name="Table_20_Contents">
      <style:text-properties style:font-name="Myanmar Text" fo:font-size="8pt" style:font-size-asian="8pt" style:font-size-complex="8pt"/>
    </style:style>
    <style:style style:name="P5" style:family="paragraph" style:parent-style-name="Table_20_Contents">
      <style:paragraph-properties fo:margin-top="0.101cm" fo:margin-bottom="0.101cm" style:contextual-spacing="false" fo:line-height="0.3cm"/>
      <style:text-properties style:font-name="Myanmar Text" fo:font-size="8pt" officeooo:rsid="00085db4" officeooo:paragraph-rsid="00085db4" style:font-size-asian="8pt" style:font-size-complex="8pt"/>
    </style:style>
    <style:style style:name="P6" style:family="paragraph" style:parent-style-name="Table_20_Contents">
      <style:paragraph-properties fo:margin-top="0.201cm" fo:margin-bottom="0.201cm" style:contextual-spacing="false" fo:line-height="0.499cm"/>
      <style:text-properties style:font-name="Myanmar Text" fo:font-size="8pt" style:font-size-asian="8pt" style:font-size-complex="8pt"/>
    </style:style>
    <style:style style:name="P7" style:family="paragraph" style:parent-style-name="Table_20_Contents">
      <style:paragraph-properties fo:margin-top="0.101cm" fo:margin-bottom="0.101cm" style:contextual-spacing="false" fo:line-height="0.4cm"/>
      <style:text-properties style:font-name="Myanmar Text" fo:font-size="8pt" style:font-size-asian="8pt" style:font-size-complex="8pt"/>
    </style:style>
    <style:style style:name="P8" style:family="paragraph" style:parent-style-name="Table_20_Contents">
      <style:paragraph-properties fo:margin-top="0cm" fo:margin-bottom="0cm" style:contextual-spacing="false" fo:line-height="0.4cm"/>
      <style:text-properties style:font-name="Myanmar Text" fo:font-size="8pt" style:font-size-asian="8pt" style:font-size-complex="8pt"/>
    </style:style>
    <style:style style:name="P9" style:family="paragraph" style:parent-style-name="Table_20_Contents">
      <style:paragraph-properties fo:margin-top="0.101cm" fo:margin-bottom="0.101cm" style:contextual-spacing="false" fo:line-height="0.3cm" fo:text-align="start" style:justify-single-word="false"/>
      <style:text-properties style:font-name="Myanmar Text" fo:font-size="8pt" style:font-size-asian="8pt" style:font-size-complex="8pt"/>
    </style:style>
    <style:style style:name="P10" style:family="paragraph" style:parent-style-name="Table_20_Contents">
      <style:paragraph-properties fo:margin-top="0.101cm" fo:margin-bottom="0.101cm" style:contextual-spacing="false" fo:line-height="0.3cm"/>
      <style:text-properties style:font-name="Myanmar Text" fo:font-size="8pt" style:font-size-asian="8pt" style:font-size-complex="8pt"/>
    </style:style>
    <style:style style:name="P11" style:family="paragraph" style:parent-style-name="Table_20_Contents">
      <style:paragraph-properties fo:margin-top="0.101cm" fo:margin-bottom="0.101cm" style:contextual-spacing="false" fo:line-height="0.3cm"/>
      <style:text-properties style:font-name="Myanmar Text" fo:font-size="8pt" officeooo:paragraph-rsid="003b82a7" style:font-size-asian="8pt" style:font-size-complex="8pt"/>
    </style:style>
    <style:style style:name="P12" style:family="paragraph" style:parent-style-name="Table_20_Contents">
      <style:paragraph-properties fo:margin-top="0.101cm" fo:margin-bottom="0.101cm" style:contextual-spacing="false" fo:line-height="0.4cm"/>
      <style:text-properties style:font-name="Myanmar Text" fo:font-size="8pt" officeooo:rsid="001288d5" officeooo:paragraph-rsid="001288d5" style:font-size-asian="8pt" style:font-size-complex="8pt"/>
    </style:style>
    <style:style style:name="P13" style:family="paragraph" style:parent-style-name="Table_20_Contents">
      <style:paragraph-properties fo:margin-top="0cm" fo:margin-bottom="0cm" style:contextual-spacing="false" fo:line-height="0.4cm"/>
      <style:text-properties style:font-name="Myanmar Text" fo:font-size="8pt" officeooo:rsid="001288d5" officeooo:paragraph-rsid="001288d5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Myanmar Text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Myanmar Text" fo:font-size="8pt" officeooo:paragraph-rsid="00524e59" style:font-size-asian="8pt" style:font-size-complex="8pt"/>
    </style:style>
    <style:style style:name="P16" style:family="paragraph" style:parent-style-name="Table_20_Contents">
      <style:text-properties style:font-name="Myanmar Text" fo:font-size="8pt" officeooo:paragraph-rsid="00490f78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Myanmar Text" fo:font-size="8pt" officeooo:rsid="00124bad" officeooo:paragraph-rsid="004ab127" style:font-size-asian="8pt" style:font-size-complex="8pt"/>
    </style:style>
    <style:style style:name="P18" style:family="paragraph" style:parent-style-name="Table_20_Contents">
      <style:paragraph-properties fo:margin-top="0.101cm" fo:margin-bottom="0.101cm" style:contextual-spacing="false" fo:line-height="0.3cm" fo:text-align="center" style:justify-single-word="false"/>
      <style:text-properties style:font-name="Myanmar Text" fo:font-size="8pt" fo:font-weight="bold" officeooo:rsid="001288d5" officeooo:paragraph-rsid="001288d5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.101cm" fo:margin-bottom="0.101cm" style:contextual-spacing="false" fo:line-height="0.3cm"/>
      <style:text-properties style:font-name="Myanmar Text" fo:font-size="8pt" fo:font-weight="bold" officeooo:rsid="001288d5" officeooo:paragraph-rsid="001288d5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margin-top="0.201cm" fo:margin-bottom="0.201cm" style:contextual-spacing="false" fo:line-height="0.499cm"/>
      <style:text-properties style:font-name="Myanmar Text" fo:font-size="8pt" fo:font-weight="bold" officeooo:rsid="001288d5" officeooo:paragraph-rsid="001288d5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top="0.101cm" fo:margin-bottom="0.101cm" style:contextual-spacing="false" fo:line-height="0.3cm"/>
      <style:text-properties style:font-name="Myanmar Text" fo:font-size="8pt" fo:font-weight="bold" officeooo:rsid="00085db4" officeooo:paragraph-rsid="00085db4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margin-top="0.101cm" fo:margin-bottom="0.101cm" style:contextual-spacing="false" fo:line-height="0.3cm" fo:text-align="center" style:justify-single-word="false"/>
      <style:text-properties style:font-name="Myanmar Text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margin-top="0.101cm" fo:margin-bottom="0.101cm" style:contextual-spacing="false" fo:line-height="0.3cm" fo:text-align="center" style:justify-single-word="false"/>
      <style:text-properties style:font-name="Myanmar Text" fo:font-size="8pt" fo:font-weight="bold" officeooo:rsid="0011ed17" officeooo:paragraph-rsid="0011ed17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top="0.101cm" fo:margin-bottom="0.101cm" style:contextual-spacing="false" fo:line-height="0.3cm" fo:text-align="center" style:justify-single-word="false"/>
      <style:text-properties style:font-name="Myanmar Text" fo:font-size="8pt" fo:font-weight="bold" officeooo:rsid="0011ed17" officeooo:paragraph-rsid="00490f78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margin-top="0.201cm" fo:margin-bottom="0.201cm" style:contextual-spacing="false" fo:line-height="0.3cm" fo:text-align="center" style:justify-single-word="false"/>
      <style:text-properties style:font-name="Myanmar Text" fo:font-size="8pt" fo:font-weight="bold" officeooo:rsid="00490f78" officeooo:paragraph-rsid="00490f78" style:font-size-asian="8pt" style:font-weight-asian="bold" style:font-size-complex="8pt" style:font-weight-complex="bold"/>
    </style:style>
    <style:style style:name="P26" style:family="paragraph" style:parent-style-name="Standard">
      <style:paragraph-properties fo:line-height="0.049cm"/>
      <style:text-properties officeooo:paragraph-rsid="002fbd89"/>
    </style:style>
    <style:style style:name="P27" style:family="paragraph" style:parent-style-name="Standard">
      <style:text-properties officeooo:paragraph-rsid="00044f69"/>
    </style:style>
    <style:style style:name="T1" style:family="text">
      <style:text-properties style:font-name="Myanmar Text" fo:font-size="8pt" officeooo:rsid="00059880" style:font-size-asian="8pt" style:font-size-complex="8pt"/>
    </style:style>
    <style:style style:name="T2" style:family="text">
      <style:text-properties style:font-name="Myanmar Text" fo:font-size="8pt" officeooo:rsid="0028630f" style:font-size-asian="8pt" style:font-size-complex="8pt"/>
    </style:style>
    <style:style style:name="T3" style:family="text">
      <style:text-properties officeooo:rsid="004ab127" style:language-complex="my" style:country-complex="M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 Name" text:name="py3o.rec.supplier_name"/>
        <text:user-field-decl office:value-type="string" office:string-value="S No" text:name="py3o.rec.sr_no"/>
        <text:user-field-decl office:value-type="string" office:string-value="Date" text:name="py3o.rec.date"/>
        <text:user-field-decl office:value-type="string" office:string-value="No" text:name="py3o.line.no"/>
        <text:user-field-decl office:value-type="string" office:string-value="Name" text:name="py3o.line.pname"/>
        <text:user-field-decl office:value-type="string" office:string-value="Qty" text:name="py3o.line.qty"/>
        <text:user-field-decl office:value-type="string" office:string-value="Order Date" text:name="py3o.line.ordering_date"/>
        <text:user-field-decl office:value-type="string" office:string-value="Delivery Date" text:name="py3o.line.delivery_date"/>
        <text:user-field-decl office:value-type="string" office:string-value="Remark" text:name="py3o.line.line_remark"/>
        <text:user-field-decl office:value-type="string" office:string-value="P Validate" text:name="py3o.rec.price_validate"/>
        <text:user-field-decl office:value-type="string" office:string-value="Payment Terms" text:name="py3o.rec.payment_terms"/>
        <text:user-field-decl office:value-type="string" office:string-value="Order Confirm" text:name="py3o.rec.order_confirm"/>
        <text:user-field-decl office:value-type="string" office:string-value="Delivery" text:name="py3o.rec.delivery"/>
        <text:user-field-decl office:value-type="string" office:string-value="Remark" text:name="py3o.rec.remark"/>
        <text:user-field-decl office:value-type="string" office:string-value="uom" text:name="py3o.line.uom"/>
        <text:user-field-decl office:value-type="string" office:string-value="unit_price" text:name="py3o.line.unit_price"/>
        <text:user-field-decl office:value-type="string" office:string-value="subtotal" text:name="py3o.line.subtotal"/>
        <text:user-field-decl office:value-type="string" office:string-value="Dept" text:name="py3o.rec.dept_name"/>
      </text:user-field-decls>
      <text:p text:style-name="P27"><text:a xlink:type="simple" xlink:href="py3o://for=%22rec%20in%20records%22" text:style-name="Internet_20_link" text:visited-style-name="Visited_20_Internet_20_Link"><text:span text:style-name="T1">for="rec in record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1970584103280">
          <table:table-cell table:style-name="Table1.A1" office:value-type="string">
            <text:p text:style-name="P21">Dept </text:p>
          </table:table-cell>
          <table:table-cell table:style-name="Table1.B1" office:value-type="string">
            <text:p text:style-name="P22">:</text:p>
          </table:table-cell>
          <table:table-cell table:style-name="Table1.A1" office:value-type="string">
            <text:p text:style-name="P9"><text:s/><text:user-field-get text:name="py3o.rec.dept_name">Dept</text:user-field-get></text:p>
          </table:table-cell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21">Sr No </text:p>
          </table:table-cell>
          <table:table-cell table:style-name="Table1.A1" office:value-type="string">
            <text:p text:style-name="P22">:</text:p>
          </table:table-cell>
          <table:table-cell table:style-name="Table1.G1" office:value-type="string">
            <text:p text:style-name="P9"><text:s/><text:user-field-get text:name="py3o.rec.sr_no">S No</text:user-field-get></text:p>
          </table:table-cell>
        </table:table-row>
        <table:table-row table:style-name="TableLine1970584104368">
          <table:table-cell table:style-name="Table1.A1" office:value-type="string">
            <text:p text:style-name="P21">Supplier Name </text:p>
          </table:table-cell>
          <table:table-cell table:style-name="Table1.B1" office:value-type="string">
            <text:p text:style-name="P22">:</text:p>
          </table:table-cell>
          <table:table-cell table:style-name="Table1.C2" office:value-type="string">
            <text:p text:style-name="P10"><text:user-field-get text:name="py3o.rec.supplier_name">S Name</text:user-field-get></text:p>
          </table:table-cell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21">Date</text:p>
          </table:table-cell>
          <table:table-cell table:style-name="Table1.A1" office:value-type="string">
            <text:p text:style-name="P22">:</text:p>
          </table:table-cell>
          <table:table-cell table:style-name="Table1.C2" office:value-type="string">
            <text:p text:style-name="P9"><text:user-field-get text:name="py3o.rec.date">Date</text:user-field-get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23">No.</text:p>
          </table:table-cell>
          <table:table-cell table:style-name="Table2.A1" office:value-type="string">
            <text:p text:style-name="P23">Item</text:p>
          </table:table-cell>
          <table:table-cell table:style-name="Table2.A1" office:value-type="string">
            <text:p text:style-name="P23">Qty</text:p>
          </table:table-cell>
          <table:table-cell table:style-name="Table2.A1" office:value-type="string">
            <text:p text:style-name="P23">Purchase Order Date</text:p>
          </table:table-cell>
          <table:table-cell table:style-name="Table2.A1" office:value-type="string">
            <text:p text:style-name="P24">Delivery Date</text:p>
          </table:table-cell>
          <table:table-cell table:style-name="Table2.A1" office:value-type="string">
            <text:p text:style-name="P25">Unit Price</text:p>
          </table:table-cell>
          <table:table-cell table:style-name="Table2.A1" office:value-type="string">
            <text:p text:style-name="P25">Total</text:p>
          </table:table-cell>
          <table:table-cell table:style-name="Table2.H1" office:value-type="string">
            <text:p text:style-name="P24">Remark</text:p>
          </table:table-cell>
        </table:table-row>
        <table:table-row table:style-name="TableLine1970584108176">
          <table:table-cell table:style-name="Table2.A4" table:number-columns-spanned="8" office:value-type="string">
            <text:p text:style-name="Table_20_Contents"><text:a xlink:type="simple" xlink:href="py3o://for=%22line%20in%20rec.lines%22" text:style-name="Internet_20_link" text:visited-style-name="Visited_20_Internet_20_Link"><text:span text:style-name="T2">for="line in rec.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4"><text:user-field-get text:name="py3o.line.no">No</text:user-field-get></text:p>
          </table:table-cell>
          <table:table-cell table:style-name="Table2.A3" office:value-type="string">
            <text:p text:style-name="P4"><text:user-field-get text:name="py3o.line.pname">Name</text:user-field-get></text:p>
          </table:table-cell>
          <table:table-cell table:style-name="Table2.A3" office:value-type="string">
            <text:p text:style-name="P15"><text:user-field-get text:name="py3o.line.qty">Qty</text:user-field-get><text:s/><text:span text:style-name="T3"><text:user-field-get text:name="py3o.line.uom">uom</text:user-field-get></text:span></text:p>
          </table:table-cell>
          <table:table-cell table:style-name="Table2.A3" office:value-type="string">
            <text:p text:style-name="P14"><text:user-field-get text:name="py3o.line.ordering_date">Order Date</text:user-field-get></text:p>
          </table:table-cell>
          <table:table-cell table:style-name="Table2.A3" office:value-type="string">
            <text:p text:style-name="P14"><text:user-field-get text:name="py3o.line.delivery_date">Delivery Date</text:user-field-get></text:p>
          </table:table-cell>
          <table:table-cell table:style-name="Table2.A3" office:value-type="string">
            <text:p text:style-name="P17"><text:user-field-get text:name="py3o.line.unit_price">unit_price</text:user-field-get></text:p>
          </table:table-cell>
          <table:table-cell table:style-name="Table2.A3" office:value-type="string">
            <text:p text:style-name="P17"><text:user-field-get text:name="py3o.line.subtotal">subtotal</text:user-field-get></text:p>
          </table:table-cell>
          <table:table-cell table:style-name="Table2.H3" office:value-type="string">
            <text:p text:style-name="P16"><text:user-field-get text:name="py3o.line.line_remark">Remark</text:user-field-get></text:p>
          </table:table-cell>
        </table:table-row>
        <table:table-row table:style-name="TableLine1970584116608">
          <table:table-cell table:style-name="Table2.A4" table:number-columns-spanned="8" office:value-type="string">
            <text:p text:style-name="Table_20_Contents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H3" table:number-columns-spanned="8" office:value-type="string">
            <text:p text:style-name="P18">Terms and Condi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18">1</text:p>
          </table:table-cell>
          <table:table-cell table:style-name="Table2.A3" office:value-type="string">
            <text:p text:style-name="P19">Price Validity</text:p>
          </table:table-cell>
          <table:table-cell table:style-name="Table2.H3" table:number-columns-spanned="6" office:value-type="string">
            <text:p text:style-name="P10"><text:user-field-get text:name="py3o.rec.price_validate">P Validate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18">2</text:p>
          </table:table-cell>
          <table:table-cell table:style-name="Table2.A3" office:value-type="string">
            <text:p text:style-name="P19">Terms &amp; Payment</text:p>
          </table:table-cell>
          <table:table-cell table:style-name="Table2.H3" table:number-columns-spanned="6" office:value-type="string">
            <text:p text:style-name="P11"><text:user-field-get text:name="py3o.rec.payment_terms">Payment Terms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18">3</text:p>
          </table:table-cell>
          <table:table-cell table:style-name="Table2.A3" office:value-type="string">
            <text:p text:style-name="P19">Order Confirmation</text:p>
          </table:table-cell>
          <table:table-cell table:style-name="Table2.H3" table:number-columns-spanned="6" office:value-type="string">
            <text:p text:style-name="P11"><text:user-field-get text:name="py3o.rec.order_confirm">Order Confirm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18">4</text:p>
          </table:table-cell>
          <table:table-cell table:style-name="Table2.A3" office:value-type="string">
            <text:p text:style-name="P19">Delivery</text:p>
          </table:table-cell>
          <table:table-cell table:style-name="Table2.H3" table:number-columns-spanned="6" office:value-type="string">
            <text:p text:style-name="P11"><text:user-field-get text:name="py3o.rec.delivery">Delivery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3" office:value-type="string">
            <text:p text:style-name="P18">5</text:p>
          </table:table-cell>
          <table:table-cell table:style-name="Table2.A3" office:value-type="string">
            <text:p text:style-name="P19">Remark</text:p>
          </table:table-cell>
          <table:table-cell table:style-name="Table2.H3" table:number-columns-spanned="6" office:value-type="string">
            <text:p text:style-name="P11"><text:user-field-get text:name="py3o.rec.remark">Remark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970584110624">
          <table:table-cell table:style-name="Table2.A11" office:value-type="string">
            <text:p text:style-name="P4"/>
          </table:table-cell>
          <table:table-cell table:style-name="Table2.B11" office:value-type="string">
            <text:p text:style-name="P4"/>
          </table:table-cell>
          <table:table-cell table:style-name="Table2.C11" office:value-type="string">
            <text:p text:style-name="P4"/>
          </table:table-cell>
          <table:table-cell table:style-name="Table2.D11" office:value-type="string">
            <text:p text:style-name="P4"/>
          </table:table-cell>
          <table:table-cell table:style-name="Table2.E11" office:value-type="string">
            <text:p text:style-name="P4"/>
          </table:table-cell>
          <table:table-cell table:style-name="Table2.F1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1970584107360">
          <table:table-cell table:style-name="Table3.A1" office:value-type="string">
            <text:p text:style-name="P20">Supplier</text:p>
          </table:table-cell>
          <table:table-cell table:style-name="Table3.A1" office:value-type="string">
            <text:p text:style-name="P6"/>
          </table:table-cell>
          <table:table-cell table:style-name="Table3.C1" office:value-type="string">
            <text:p text:style-name="P6"/>
          </table:table-cell>
          <table:table-cell table:style-name="Table3.C1" office:value-type="string">
            <text:p text:style-name="P20">Purchaser</text:p>
          </table:table-cell>
          <table:table-cell table:style-name="Table3.A1" office:value-type="string">
            <text:p text:style-name="P6"/>
          </table:table-cell>
        </table:table-row>
        <table:table-row table:style-name="TableLine1970584126400">
          <table:table-cell table:style-name="Table3.A1" office:value-type="string">
            <text:p text:style-name="P12">Signature</text:p>
          </table:table-cell>
          <table:table-cell table:style-name="Table3.A1" office:value-type="string">
            <text:p text:style-name="P7"/>
          </table:table-cell>
          <table:table-cell table:style-name="Table3.C1" office:value-type="string">
            <text:p text:style-name="P7"/>
          </table:table-cell>
          <table:table-cell table:style-name="Table3.C1" office:value-type="string">
            <text:p text:style-name="P12">Signature</text:p>
          </table:table-cell>
          <table:table-cell table:style-name="Table3.A1" office:value-type="string">
            <text:p text:style-name="P7"/>
          </table:table-cell>
        </table:table-row>
        <table:table-row table:style-name="TableLine1970584123680">
          <table:table-cell table:style-name="Table3.A1" office:value-type="string">
            <text:p text:style-name="P13">Name</text:p>
          </table:table-cell>
          <table:table-cell table:style-name="Table3.B3" office:value-type="string">
            <text:p text:style-name="P8"/>
          </table:table-cell>
          <table:table-cell table:style-name="Table3.C1" office:value-type="string">
            <text:p text:style-name="P8"/>
          </table:table-cell>
          <table:table-cell table:style-name="Table3.C1" office:value-type="string">
            <text:p text:style-name="P13">Name</text:p>
          </table:table-cell>
          <table:table-cell table:style-name="Table3.B3" office:value-type="string">
            <text:p text:style-name="P8"/>
          </table:table-cell>
        </table:table-row>
      </table:table>
      <text:p text:style-name="P3"/>
      <text:p text:style-name="P3"/>
      <text:p text:style-name="P27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01cm" style:type="center"/>
          <style:tab-stop style:position="20.4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201cm" style:type="center"/>
          <style:tab-stop style:position="20.4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20.401cm" table:align="margins"/>
    </style:style>
    <style:style style:name="Table4.A" style:family="table-column">
      <style:table-column-properties style:column-width="20.401cm" style:rel-column-width="65535*"/>
    </style:style>
    <style:style style:name="Table4.A1" style:family="table-cell">
      <style:table-cell-properties style:vertical-align="middle" fo:padding="0cm" fo:border="none" style:writing-mode="page"/>
    </style:style>
    <style:style style:name="MP1" style:family="paragraph" style:parent-style-name="Standard">
      <style:paragraph-properties fo:line-height="0.049cm"/>
      <style:text-properties officeooo:paragraph-rsid="002fbd89"/>
    </style:style>
    <style:style style:name="MP2" style:family="paragraph" style:parent-style-name="Table_20_Contents">
      <style:paragraph-properties fo:margin-top="0.201cm" fo:margin-bottom="0.201cm" style:contextual-spacing="false" fo:line-height="0.4cm" fo:text-align="center" style:justify-single-word="false"/>
      <style:text-properties style:font-name="Myanmar Text" fo:font-size="12pt" fo:font-weight="bold" officeooo:paragraph-rsid="002fbd89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margin-top="0.201cm" fo:margin-bottom="0.201cm" style:contextual-spacing="false" fo:line-height="0.4cm" fo:text-align="center" style:justify-single-word="false"/>
      <style:text-properties style:font-name="Myanmar Text" fo:font-size="10pt" fo:font-weight="bold" officeooo:paragraph-rsid="002fbd89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4cm" fo:margin-bottom="0.4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4" table:style-name="Table4">
          <table:table-column table:style-name="Table4.A"/>
          <table:table-row table:style-name="TableLine1970584100560">
            <table:table-cell table:style-name="Table4.A1" office:value-type="string">
              <text:p text:style-name="MP2">SEIN DIAMOND PAINTS CO.,LTD.</text:p>
            </table:table-cell>
          </table:table-row>
          <table:table-row table:style-name="TableLine1970584104640">
            <table:table-cell table:style-name="Table4.A1" office:value-type="string">
              <text:p text:style-name="MP3">Local Purchase Order Form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3T14:40:11.061000000</meta:creation-date>
    <dc:date>2023-08-31T14:29:36.395000000</dc:date>
    <meta:editing-duration>PT3H14M10S</meta:editing-duration>
    <meta:editing-cycles>35</meta:editing-cycles>
    <meta:generator>LibreOffice/7.2.7.2$Windows_X86_64 LibreOffice_project/8d71d29d553c0f7dcbfa38fbfda25ee34cce99a2</meta:generator>
    <meta:document-statistic meta:table-count="4" meta:image-count="0" meta:object-count="0" meta:page-count="1" meta:paragraph-count="56" meta:word-count="86" meta:character-count="459" meta:non-whitespace-character-count="424"/>
  </office:meta>
</office:document-meta>
</file>